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80000031E4B2FD25BC564C12E.png" manifest:media-type="image/png"/>
  <manifest:file-entry manifest:full-path="Pictures/10000000000003F100000301744E90F0D6924504.png" manifest:media-type="image/png"/>
  <manifest:file-entry manifest:full-path="Pictures/10000000000004100000032F1DCC58B6F0F0522E.png" manifest:media-type="image/png"/>
  <manifest:file-entry manifest:full-path="Pictures/100002010000040000000344C6BE426411A717B1.png" manifest:media-type="image/png"/>
  <manifest:file-entry manifest:full-path="Pictures/1000000000000408000002DC325B646504C53868.png" manifest:media-type="image/png"/>
  <manifest:file-entry manifest:full-path="Pictures/100000000000040A000003050442725FDBCEF698.png" manifest:media-type="image/png"/>
  <manifest:file-entry manifest:full-path="Pictures/1000000000000464000002F7898AB0385A6B4443.png" manifest:media-type="image/png"/>
  <manifest:file-entry manifest:full-path="Pictures/100000000000042A00000325E82AA9DCB3ABBB9C.png" manifest:media-type="image/png"/>
  <manifest:file-entry manifest:full-path="Pictures/10000000000004160000030285D5C28C32782AE6.png" manifest:media-type="image/png"/>
  <manifest:file-entry manifest:full-path="Pictures/100000000000042B000002D4A03986138858E805.png" manifest:media-type="image/png"/>
  <manifest:file-entry manifest:full-path="Pictures/1000000000000416000002FF645E40692102E470.png" manifest:media-type="image/png"/>
  <manifest:file-entry manifest:full-path="Pictures/100000000000043800000307B659796093EDEB43.png" manifest:media-type="image/png"/>
  <manifest:file-entry manifest:full-path="Pictures/1000000000000408000003282F8F1DF47773EEC5.png" manifest:media-type="image/png"/>
  <manifest:file-entry manifest:full-path="Pictures/10000000000004AC000002F03181C715842C99FC.png" manifest:media-type="image/png"/>
  <manifest:file-entry manifest:full-path="Pictures/10000000000003BA000002B0CA73FA4D0C794A7C.png" manifest:media-type="image/png"/>
  <manifest:file-entry manifest:full-path="Pictures/10000000000004550000030C0DFEE9B87BD98AEA.png" manifest:media-type="image/png"/>
  <manifest:file-entry manifest:full-path="Pictures/1000000000000413000002D628CE3E4B9D9F860A.png" manifest:media-type="image/png"/>
  <manifest:file-entry manifest:full-path="Pictures/10000000000004640000031D700CFF1588F16EF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n1" text:anchor-type="char" svg:x="-0.026cm" svg:y="0.011cm" svg:width="6.967cm" svg:height="4.942cm" draw:z-index="0"><draw:image xlink:href="Pictures/1000000000000408000002DC325B646504C53868.png" xlink:type="simple" xlink:show="embed" xlink:actuate="onLoad" loext:mime-type="image/png"/></draw:frame><draw:frame draw:style-name="fr1" draw:name="Imagen2" text:anchor-type="char" svg:x="7.567cm" svg:y="0.125cm" svg:width="7.144cm" svg:height="4.972cm" draw:z-index="1"><draw:image xlink:href="Pictures/1000000000000413000002D628CE3E4B9D9F860A.png" xlink:type="simple" xlink:show="embed" xlink:actuate="onLoad" loext:mime-type="image/png"/></draw:frame><draw:frame draw:style-name="fr1" draw:name="Imagen3" text:anchor-type="char" svg:x="-0.037cm" svg:y="5.394cm" svg:width="6.902cm" svg:height="5.161cm" draw:z-index="2"><draw:image xlink:href="Pictures/100000000000040A000003050442725FDBCEF698.png" xlink:type="simple" xlink:show="embed" xlink:actuate="onLoad" loext:mime-type="image/png"/></draw:frame><draw:frame draw:style-name="fr2" draw:name="Imagen6" text:anchor-type="char" svg:x="7.84cm" svg:y="5.666cm" svg:width="6.696cm" svg:height="5.055cm" draw:z-index="3"><draw:image xlink:href="Pictures/100000000000042A00000325E82AA9DCB3ABBB9C.png" xlink:type="simple" xlink:show="embed" xlink:actuate="onLoad" loext:mime-type="image/png"/></draw:frame></text:p>
      <text:p text:style-name="Standard"><draw:frame draw:style-name="fr1" draw:name="Imagen7" text:anchor-type="char" svg:x="0.056cm" svg:y="0.392cm" svg:width="7.202cm" svg:height="4.863cm" draw:z-index="4"><draw:image xlink:href="Pictures/1000000000000464000002F7898AB0385A6B4443.png" xlink:type="simple" xlink:show="embed" xlink:actuate="onLoad" loext:mime-type="image/png"/></draw:frame><draw:frame draw:style-name="fr1" draw:name="Imagen4" text:anchor-type="char" svg:x="7.855cm" svg:y="0.445cm" svg:width="6.826cm" svg:height="4.632cm" draw:z-index="5"><draw:image xlink:href="Pictures/100000000000042B000002D4A03986138858E805.png" xlink:type="simple" xlink:show="embed" xlink:actuate="onLoad" loext:mime-type="image/png"/></draw:frame></text:p>
      <text:p text:style-name="Standard"/>
      <text:p text:style-name="Standard"><draw:frame draw:style-name="fr1" draw:name="Imagen5" text:anchor-type="char" svg:x="-0.127cm" svg:y="0.166cm" svg:width="6.75cm" svg:height="4.844cm" draw:z-index="6"><draw:image xlink:href="Pictures/100000000000043800000307B659796093EDEB43.png" xlink:type="simple" xlink:show="embed" xlink:actuate="onLoad" loext:mime-type="image/png"/></draw:frame><draw:frame draw:style-name="fr1" draw:name="Imagen8" text:anchor-type="char" svg:x="7.809cm" svg:y="0.513cm" svg:width="6.715cm" svg:height="4.724cm" draw:z-index="7"><draw:image xlink:href="Pictures/10000000000004550000030C0DFEE9B87BD98AE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n9" text:anchor-type="char" svg:x="0.092cm" svg:y="0cm" svg:width="6.526cm" svg:height="4.628cm" draw:z-index="8"><draw:image xlink:href="Pictures/10000000000004640000031D700CFF1588F16EFB.png" xlink:type="simple" xlink:show="embed" xlink:actuate="onLoad" loext:mime-type="image/png"/></draw:frame><draw:frame draw:style-name="fr1" draw:name="Imagen10" text:anchor-type="char" svg:x="7.398cm" svg:y="0.118cm" svg:width="6.706cm" svg:height="4.217cm" draw:z-index="9"><draw:image xlink:href="Pictures/10000000000004AC000002F03181C715842C99FC.png" xlink:type="simple" xlink:show="embed" xlink:actuate="onLoad" loext:mime-type="image/png"/></draw:frame></text:p>
      <text:p text:style-name="Standard"><draw:frame draw:style-name="fr1" draw:name="Imagen11" text:anchor-type="char" svg:x="0.25cm" svg:y="0.385cm" svg:width="6.503cm" svg:height="4.787cm" draw:z-index="10"><draw:image xlink:href="Pictures/10000000000004160000030285D5C28C32782AE6.png" xlink:type="simple" xlink:show="embed" xlink:actuate="onLoad" loext:mime-type="image/png"/></draw:frame><draw:frame draw:style-name="fr1" draw:name="Imagen12" text:anchor-type="char" svg:x="7.495cm" svg:y="0.64cm" svg:width="6.336cm" svg:height="4.646cm" draw:z-index="11"><draw:image xlink:href="Pictures/1000000000000416000002FF645E40692102E470.png" xlink:type="simple" xlink:show="embed" xlink:actuate="onLoad" loext:mime-type="image/png"/></draw:frame></text:p>
      <text:p text:style-name="Standard"><draw:frame draw:style-name="fr1" draw:name="Imagen13" text:anchor-type="char" svg:x="0.079cm" svg:y="0.367cm" svg:width="6.622cm" svg:height="5.184cm" draw:z-index="12"><draw:image xlink:href="Pictures/1000000000000408000003282F8F1DF47773EEC5.png" xlink:type="simple" xlink:show="embed" xlink:actuate="onLoad" loext:mime-type="image/png"/></draw:frame><draw:frame draw:style-name="fr1" draw:name="Imagen14" text:anchor-type="char" svg:x="7.442cm" svg:y="0.589cm" svg:width="6.087cm" svg:height="4.971cm" draw:z-index="13"><draw:image xlink:href="Pictures/100002010000040000000344C6BE426411A717B1.png" xlink:type="simple" xlink:show="embed" xlink:actuate="onLoad" loext:mime-type="image/png"/></draw:frame></text:p>
      <text:p text:style-name="Standard"/>
      <text:p text:style-name="Standard"><draw:frame draw:style-name="fr1" draw:name="Imagen15" text:anchor-type="char" svg:x="-0.049cm" svg:y="3.161cm" svg:width="6.075cm" svg:height="4.761cm" draw:z-index="14"><draw:image xlink:href="Pictures/10000000000004100000032F1DCC58B6F0F0522E.png" xlink:type="simple" xlink:show="embed" xlink:actuate="onLoad" loext:mime-type="image/png"/></draw:frame></text:p>
      <text:p text:style-name="Standard"><draw:frame draw:style-name="fr2" draw:name="Imagen16" text:anchor-type="char" svg:x="7.156cm" svg:y="0.515cm" svg:width="5.777cm" svg:height="4.403cm" draw:z-index="15"><draw:image xlink:href="Pictures/10000000000003F100000301744E90F0D692450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n17" text:anchor-type="char" svg:x="-0.115cm" svg:y="0cm" svg:width="5.745cm" svg:height="4.512cm" draw:z-index="16"><draw:image xlink:href="Pictures/10000000000003F80000031E4B2FD25BC564C12E.png" xlink:type="simple" xlink:show="embed" xlink:actuate="onLoad" loext:mime-type="image/png"/></draw:frame><draw:frame draw:style-name="fr1" draw:name="Imagen18" text:anchor-type="char" svg:x="6.452cm" svg:y="0.22cm" svg:width="5.417cm" svg:height="3.907cm" draw:z-index="17"><draw:image xlink:href="Pictures/10000000000003BA000002B0CA73FA4D0C794A7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7:01:00.204687830</meta:creation-date>
    <dc:date>2020-10-22T17:22:25.927778128</dc:date>
    <meta:editing-duration>PT10M53S</meta:editing-duration>
    <meta:editing-cycles>4</meta:editing-cycles>
    <meta:generator>LibreOffice/6.4.5.2$Linux_X86_64 LibreOffice_project/40$Build-2</meta:generator>
    <meta:document-statistic meta:table-count="0" meta:image-count="18" meta:object-count="0" meta:page-count="3" meta:paragraph-count="0" meta:word-count="0" meta:character-count="0" meta:non-whitespace-character-count="0"/>
  </office:meta>
</office:document-meta>
</file>